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Firefo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iOS Safari</text:p>
          </table:table-cell>
          <table:table-cell office:value-type="string" calcext:value-type="string">
            <text:p>Android Chrome</text:p>
          </table:table-cell>
          <table:table-cell office:value-type="string" calcext:value-type="string">
            <text:p>Android Firefox</text:p>
          </table:table-cell>
        </table:table-row>
        <table:table-row table:style-name="ro1">
          <table:table-cell office:value-type="string" calcext:value-type="string">
            <text:p>AV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BMFF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MPEG-TS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MP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b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C (H.264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g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VC (H.265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o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g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G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g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b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P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g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b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8T11:24:23.320276001</meta:creation-date>
    <dc:date>2021-12-08T12:56:43.381976841</dc:date>
    <meta:editing-duration>PT59M44S</meta:editing-duration>
    <meta:editing-cycles>1</meta:editing-cycles>
    <meta:document-statistic meta:table-count="1" meta:cell-count="26" meta:object-count="0"/>
    <meta:generator>LibreOffice/7.1.5.2$MacOSX_X86_64 LibreOffice_project/85f04e9f809797b8199d13c421bd8a2b025d52b5</meta:generator>
    <meta:user-defined meta:name=""/>
  </office:meta>
</office:document-meta>
</file>